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0.78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3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ff" fo:border="0.06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3399ff" fo:border="0.06pt solid #000000"/>
    </style:style>
    <style:style style:name="ce19" style:family="table-cell" style:parent-style-name="Default">
      <style:table-cell-properties fo:background-color="#00ff7f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37">
      <style:table-cell-properties fo:border="0.06pt solid #000000"/>
    </style:style>
    <style:style style:name="ce22" style:family="table-cell" style:parent-style-name="Default">
      <style:table-cell-properties fo:background-color="#ff0000" fo:border="0.06pt solid #000000"/>
    </style:style>
    <style:style style:name="ce8" style:family="table-cell" style:parent-style-name="Default" style:data-style-name="N37">
      <style:table-cell-properties fo:background-color="#3399ff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" style:family="table-cell" style:parent-style-name="Default"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73" style:family="table-cell" style:parent-style-name="Default">
      <style:table-cell-properties fo:background-color="#ff7f00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45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order="0.06pt solid #000000"/>
      <style:text-properties style:text-underline-style="none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56" style:family="table-cell" style:parent-style-name="Default">
      <style:table-cell-properties fo:wrap-option="wrap" fo:border="0.06pt solid #000000"/>
    </style:style>
    <style:style style:name="ce50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1" style:base-cell-address="'Sprint 3'.E18"/>
      <style:map style:condition="cell-content()=&quot;PENDIENTE&quot;" style:apply-style-name="Sin_20_título2" style:base-cell-address="'Sprint 3'.E18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  <style:map style:condition="cell-content()=&quot;FINALIZADO&quot;" style:apply-style-name="Sin_20_título1" style:base-cell-address="'Sprint 3'.E18"/>
      <style:map style:condition="cell-content()=&quot;PENDIENTE&quot;" style:apply-style-name="Sin_20_título2" style:base-cell-address="'Sprint 3'.E18"/>
    </style:style>
    <style:style style:name="ce4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  <style:map style:condition="cell-content()=&quot;FINALIZADO&quot;" style:apply-style-name="Sin_20_título1" style:base-cell-address="'Sprint 3'.E35"/>
      <style:map style:condition="cell-content()=&quot;PENDIENTE&quot;" style:apply-style-name="Sin_20_título2" style:base-cell-address="'Sprint 3'.E35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4'.E14"/>
    </style:style>
    <style:style style:name="ce69" style:family="table-cell" style:parent-style-name="Default">
      <style:table-cell-properties fo:background-color="#7fff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4'.E14"/>
    </style:style>
    <style:style style:name="ce70" style:family="table-cell" style:parent-style-name="Default">
      <style:table-cell-properties fo:border="0.06pt solid #000000"/>
      <style:text-properties fo:color="#800000"/>
      <style:map style:condition="cell-content()=&quot;FINALIZADO&quot;" style:apply-style-name="Sin_20_título3" style:base-cell-address="'Sprint 4'.E14"/>
    </style:style>
    <style:style style:name="ce71" style:family="table-cell" style:parent-style-name="Default">
      <style:table-cell-properties fo:border="0.06pt solid #000000"/>
      <style:map style:condition="cell-content()=&quot;FINALIZADO&quot;" style:apply-style-name="Sin_20_título3" style:base-cell-address="'Sprint 4'.E14"/>
    </style:style>
    <style:style style:name="ce72" style:family="table-cell" style:parent-style-name="Default">
      <style:text-properties style:text-underline-style="none"/>
    </style:style>
    <style:style style:name="ce74" style:family="table-cell" style:parent-style-name="Default">
      <style:table-cell-properties fo:background-color="#0000ff"/>
    </style:style>
    <style:style style:name="ce75" style:family="table-cell" style:parent-style-name="Default">
      <style:table-cell-properties fo:background-color="#00ffff"/>
    </style:style>
    <style:style style:name="ce1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84" style:family="table-cell" style:parent-style-name="Default">
      <style:table-cell-properties fo:background-color="#ff7f00" style:text-align-source="fix" style:repeat-content="false" fo:border="0.06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5'.E12"/>
      <style:map style:condition="cell-content()!=&quot;FINALIZADO&quot;" style:apply-style-name="Sin_20_título4" style:base-cell-address="'Sprint 5'.E12"/>
    </style:style>
    <style:style style:name="ce90" style:family="table-cell" style:parent-style-name="Default">
      <style:table-cell-properties fo:background-color="#7fff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5'.E12"/>
      <style:map style:condition="cell-content()!=&quot;FINALIZADO&quot;" style:apply-style-name="Sin_20_título4" style:base-cell-address="'Sprint 5'.E12"/>
    </style:style>
    <style:style style:name="ce9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5'.E21"/>
      <style:map style:condition="cell-content()!=&quot;FINALIZADO&quot;" style:apply-style-name="Sin_20_título4" style:base-cell-address="'Sprint 5'.E21"/>
    </style:style>
    <style:style style:name="ce93" style:family="table-cell" style:parent-style-name="Default">
      <style:table-cell-properties fo:border="0.06pt solid #000000"/>
      <style:text-properties fo:color="#800000"/>
      <style:map style:condition="cell-content()=&quot;FINALIZADO&quot;" style:apply-style-name="Sin_20_título3" style:base-cell-address="'Sprint 5'.E12"/>
      <style:map style:condition="cell-content()!=&quot;FINALIZADO&quot;" style:apply-style-name="Sin_20_título4" style:base-cell-address="'Sprint 5'.E12"/>
    </style:style>
    <style:style style:name="ce94" style:family="table-cell" style:parent-style-name="Default">
      <style:table-cell-properties fo:border="0.06pt solid #000000"/>
      <style:map style:condition="cell-content()=&quot;FINALIZADO&quot;" style:apply-style-name="Sin_20_título3" style:base-cell-address="'Sprint 5'.E12"/>
      <style:map style:condition="cell-content()!=&quot;FINALIZADO&quot;" style:apply-style-name="Sin_20_título4" style:base-cell-address="'Sprint 5'.E12"/>
    </style:style>
    <style:style style:name="ce95" style:family="table-cell" style:parent-style-name="Default">
      <style:table-cell-properties fo:border="0.06pt solid #000000"/>
      <style:map style:condition="cell-content()=&quot;FINALIZADO&quot;" style:apply-style-name="Sin_20_título3" style:base-cell-address="'Sprint 5'.E21"/>
      <style:map style:condition="cell-content()!=&quot;FINALIZADO&quot;" style:apply-style-name="Sin_20_título4" style:base-cell-address="'Sprint 5'.E21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2">
      <style:table-cell-properties fo:background-color="#00ffff" style:text-align-source="fix" style:repeat-content="false" style:vertical-align="middle"/>
      <style:paragraph-properties fo:text-align="center"/>
    </style:style>
    <style:style style:name="ce9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6'.E10"/>
      <style:map style:condition="cell-content()!=&quot;FINALIZADO&quot;" style:apply-style-name="Sin_20_título4" style:base-cell-address="'Sprint 6'.E10"/>
    </style:style>
    <style:style style:name="ce100" style:family="table-cell" style:parent-style-name="Default">
      <style:table-cell-properties fo:border="0.06pt solid #000000"/>
      <style:text-properties fo:color="#800000"/>
      <style:map style:condition="cell-content()=&quot;FINALIZADO&quot;" style:apply-style-name="Sin_20_título3" style:base-cell-address="'Sprint 6'.E10"/>
      <style:map style:condition="cell-content()!=&quot;FINALIZADO&quot;" style:apply-style-name="Sin_20_título4" style:base-cell-address="'Sprint 6'.E10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7'.E14"/>
      <style:map style:condition="cell-content()!=&quot;FINALIZADO&quot;" style:apply-style-name="Sin_20_título4" style:base-cell-address="'Sprint 7'.E14"/>
    </style:style>
    <style:style style:name="ce10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105" style:family="table-cell" style:parent-style-name="Default">
      <style:table-cell-properties fo:border="0.06pt solid #000000"/>
      <style:text-properties fo:color="#800000"/>
      <style:map style:condition="cell-content()=&quot;FINALIZADO&quot;" style:apply-style-name="Sin_20_título3" style:base-cell-address="'Sprint 7'.E14"/>
      <style:map style:condition="cell-content()!=&quot;FINALIZADO&quot;" style:apply-style-name="Sin_20_título4" style:base-cell-address="'Sprint 7'.E14"/>
    </style:style>
    <style:style style:name="ce13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3399ff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fff00" style:text-align-source="fix" style:repeat-content="false" fo:border="0.06pt solid #000000" style:vertical-align="middle"/>
      <style:paragraph-properties fo:text-align="center"/>
      <style:map style:condition="cell-content()=&quot;FINALIZADO&quot;" style:apply-style-name="Sin_20_título3" style:base-cell-address="'Sprint 8'.E11"/>
      <style:map style:condition="cell-content()!=&quot;FINALIZADO&quot;" style:apply-style-name="Sin_20_título4" style:base-cell-address="'Sprint 8'.E11"/>
    </style:style>
    <style:style style:name="ce236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21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/>
    </style:style>
    <style:style style:name="ce117" style:family="table-cell" style:parent-style-name="Default">
      <style:table-cell-properties fo:border="0.06pt solid #000000"/>
      <style:text-properties fo:color="#800000"/>
      <style:map style:condition="cell-content()=&quot;FINALIZADO&quot;" style:apply-style-name="Sin_20_título3" style:base-cell-address="'Sprint 8'.E11"/>
      <style:map style:condition="cell-content()!=&quot;FINALIZADO&quot;" style:apply-style-name="Sin_20_título4" style:base-cell-address="'Sprint 8'.E11"/>
    </style:style>
    <style:style style:name="ce202" style:family="table-cell" style:parent-style-name="Default">
      <style:table-cell-properties fo:background-color="#ff0000" fo:wrap-option="wrap" fo:border="0.06pt solid #000000"/>
    </style:style>
    <style:style style:name="ce119" style:family="table-cell" style:parent-style-name="Default">
      <style:table-cell-properties fo:background-color="#2bd0d2" fo:border="0.06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ffff" fo:border="0.06pt solid #000000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/>
      <table:table table:name="Sprint 1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1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 table:number-columns-spanned="3" table:number-rows-spanned="2">
            <text:p>SPRINT 1</text:p>
          </table:table-cell>
          <table:covered-table-cell table:style-name="ce13"/>
          <table:covered-table-cell/>
          <table:table-cell table:style-name="ce5" office:value-type="date" office:date-value="2017-04-03" calcext:value-type="date" table:number-columns-spanned="2" table:number-rows-spanned="2">
            <text:p>03/04/17</text:p>
          </table:table-cell>
          <table:covered-table-cell table:style-name="ce13"/>
          <table:table-cell table:number-columns-repeated="15"/>
        </table:table-row>
        <table:table-row table:style-name="ro1">
          <table:covered-table-cell table:number-columns-repeated="2" table:style-name="ce13"/>
          <table:covered-table-cell table:number-columns-repeated="2"/>
          <table:covered-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2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3" table:number-rows-spanned="2">
            <text:p>HISTORIAS A REALIZAR</text:p>
          </table:table-cell>
          <table:covered-table-cell table:number-columns-repeated="2"/>
          <table:table-cell table:style-name="ce6" office:value-type="string" calcext:value-type="string">
            <text:p>Duración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style-name="ce6" office:value-type="string" calcext:value-type="string">
            <text:p>Inicio</text:p>
          </table:table-cell>
          <table:table-cell table:style-name="ce7" office:value-type="date" office:date-value="2017-04-03" calcext:value-type="date">
            <text:p>03/04/17</text:p>
          </table:table-cell>
          <table:table-cell table:number-columns-repeated="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Pruebas Socket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Registro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8" office:value-type="date" office:date-value="2017-04-03" calcext:value-type="date">
            <text:p>03/04/17</text:p>
          </table:table-cell>
          <table:table-cell table:style-name="ce8" office:value-type="date" office:date-value="2017-04-04" calcext:value-type="date">
            <text:p>04/04/17</text:p>
          </table:table-cell>
          <table:table-cell table:style-name="ce8" office:value-type="date" office:date-value="2017-04-05" calcext:value-type="date">
            <text:p>05/04/17</text:p>
          </table:table-cell>
          <table:table-cell table:style-name="ce8" office:value-type="date" office:date-value="2017-04-06" calcext:value-type="date">
            <text:p>06/04/17</text:p>
          </table:table-cell>
          <table:table-cell table:style-name="ce8" office:value-type="date" office:date-value="2017-04-07" calcext:value-type="date">
            <text:p>07/04/17</text:p>
          </table:table-cell>
          <table:table-cell table:style-name="ce8" office:value-type="date" office:date-value="2017-04-08" calcext:value-type="date">
            <text:p>08/04/17</text:p>
          </table:table-cell>
          <table:table-cell table:style-name="ce8" office:value-type="date" office:date-value="2017-04-09" calcext:value-type="date">
            <text:p>09/04/17</text:p>
          </table:table-cell>
          <table:table-cell table:style-name="ce8" office:value-type="date" office:date-value="2017-04-10" calcext:value-type="date">
            <text:p>10/04/17</text:p>
          </table:table-cell>
          <table:table-cell table:style-name="ce8" office:value-type="date" office:date-value="2017-04-11" calcext:value-type="date">
            <text:p>11/04/17</text:p>
          </table:table-cell>
          <table:table-cell table:style-name="ce8" office:value-type="date" office:date-value="2017-04-12" calcext:value-type="date">
            <text:p>12/04/17</text:p>
          </table:table-cell>
          <table:table-cell table:style-name="ce8" office:value-type="date" office:date-value="2017-04-13" calcext:value-type="date">
            <text:p>13/04/17</text:p>
          </table:table-cell>
          <table:table-cell table:style-name="ce8" office:value-type="date" office:date-value="2017-04-14" calcext:value-type="date">
            <text:p>14/04/17</text:p>
          </table:table-cell>
          <table:table-cell table:style-name="ce8" office:value-type="date" office:date-value="2017-04-15" calcext:value-type="date">
            <text:p>15/04/17</text:p>
          </table:table-cell>
          <table:table-cell table:style-name="ce8" office:value-type="date" office:date-value="2017-04-16" calcext:value-type="date">
            <text:p>16/04/1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style-name="ce3" office:value-type="string" calcext:value-type="string" table:number-columns-spanned="14" table:number-rows-spanned="1">
            <text:p>REALIZACIÓN</text:p>
          </table:table-cell>
          <table:covered-table-cell table:number-columns-repeated="6" table:style-name="ce4"/>
          <table:covered-table-cell table:style-name="ce3"/>
          <table:covered-table-cell table:number-columns-repeated="6" table:style-name="ce4"/>
        </table:table-row>
        <table:table-row table:style-name="ro1">
          <table:table-cell/>
          <table:table-cell office:value-type="string" calcext:value-type="string" table:number-columns-spanned="3" table:number-rows-spanned="1">
            <text:p>Pruebas Socket conexión con Android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/>
          <table:table-cell table:style-name="ce10"/>
          <table:table-cell table:number-columns-repeated="2"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10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Obtención latitud-longitud de una escuela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 table:number-columns-repeated="3"/>
          <table:table-cell table:style-name="ce10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registr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 table:style-name="ce22"/>
          <table:table-cell table:style-name="ce9" table:number-columns-repeated="5"/>
          <table:table-cell table:style-name="ce10" table:number-columns-repeated="2"/>
          <table:table-cell table:style-name="ce9" table:number-columns-repeated="5"/>
          <table:table-cell table:style-name="ce10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<text:span text:style-name="T1">Programación</text:span> registr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 table:style-name="ce22"/>
          <table:table-cell table:style-name="ce2" table:number-columns-repeated="14"/>
        </table:table-row>
      </table:table>
      <table:table table:name="Sprint 2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13"/>
        <table:table-column table:style-name="co1" table:default-cell-style-name="ce19"/>
        <table:table-column table:style-name="co1" table:default-cell-style-name="ce13"/>
        <table:table-column table:style-name="co1" table:default-cell-style-name="ce36"/>
        <table:table-column table:style-name="co1" table:default-cell-style-name="Default"/>
        <table:table-column table:style-name="co1" table:number-columns-repeated="3" table:default-cell-style-name="ce36"/>
        <table:table-column table:style-name="co1" table:number-columns-repeated="4" table:default-cell-style-name="Default"/>
        <table:table-row table:style-name="ro1">
          <table:table-cell table:style-name="ce3" office:value-type="string" calcext:value-type="string" table:number-columns-spanned="3" table:number-rows-spanned="2">
            <text:p>SPRINT 2</text:p>
          </table:table-cell>
          <table:covered-table-cell table:style-name="ce13"/>
          <table:covered-table-cell/>
          <table:table-cell table:style-name="ce5" office:value-type="date" office:date-value="2017-04-17" calcext:value-type="date" table:number-columns-spanned="2" table:number-rows-spanned="2">
            <text:p>17/04/17</text:p>
          </table:table-cell>
          <table:covered-table-cell table:style-name="ce13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covered-table-cell table:number-columns-repeated="2" table:style-name="ce13"/>
          <table:covered-table-cell table:number-columns-repeated="2"/>
          <table:covered-table-cell table:style-name="ce13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3" table:number-rows-spanned="2">
            <text:p>HISTORIAS A REALIZAR</text:p>
          </table:table-cell>
          <table:covered-table-cell table:number-columns-repeated="2"/>
          <table:table-cell table:style-name="ce6" office:value-type="string" calcext:value-type="string">
            <text:p>Duración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style-name="ce6" office:value-type="string" calcext:value-type="string">
            <text:p>Inicio</text:p>
          </table:table-cell>
          <table:table-cell table:style-name="ce7" office:value-type="date" office:date-value="2017-04-17" calcext:value-type="date">
            <text:p>17/04/17</text:p>
          </table:table-cell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 table:number-columns-spanned="3" table:number-rows-spanned="1">
            <text:p>Creación BD</text:p>
          </table:table-cell>
          <table:covered-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 table:number-columns-spanned="3" table:number-rows-spanned="1">
            <text:p>Creación base de la aplicación</text:p>
          </table:table-cell>
          <table:covered-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Registro</text:p>
          </table:table-cell>
          <table:covered-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Inicio de sesión</text:p>
          </table:table-cell>
          <table:covered-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ce8" office:value-type="date" office:date-value="2017-04-17" calcext:value-type="date">
            <text:p>17/04/17</text:p>
          </table:table-cell>
          <table:table-cell table:style-name="ce8" office:value-type="date" office:date-value="2017-04-18" calcext:value-type="date">
            <text:p>18/04/17</text:p>
          </table:table-cell>
          <table:table-cell table:style-name="ce8" office:value-type="date" office:date-value="2017-04-19" calcext:value-type="date">
            <text:p>19/04/17</text:p>
          </table:table-cell>
          <table:table-cell table:style-name="ce8" office:value-type="date" office:date-value="2017-04-20" calcext:value-type="date">
            <text:p>20/04/17</text:p>
          </table:table-cell>
          <table:table-cell table:style-name="ce8" office:value-type="date" office:date-value="2017-04-21" calcext:value-type="date">
            <text:p>21/04/17</text:p>
          </table:table-cell>
          <table:table-cell table:style-name="ce8" office:value-type="date" office:date-value="2017-04-22" calcext:value-type="date">
            <text:p>22/04/17</text:p>
          </table:table-cell>
          <table:table-cell table:style-name="ce8" office:value-type="date" office:date-value="2017-04-23" calcext:value-type="date">
            <text:p>23/04/1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style-name="ce3" office:value-type="string" calcext:value-type="string" table:number-columns-spanned="7" table:number-rows-spanned="1">
            <text:p>REALIZACIÓN</text:p>
          </table:table-cell>
          <table:covered-table-cell table:number-columns-repeated="6" table:style-name="ce4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Creación BD – Mysq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6" table:number-columns-repeated="2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 table:number-columns-spanned="3" table:number-rows-spanned="1">
            <text:p>Creación base de la aplicación (cliente – escritorio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7"/>
          <table:table-cell table:number-columns-repeated="3"/>
          <table:table-cell table:style-name="ce36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Creación base de la aplicación (servidor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7"/>
          <table:table-cell office:value-type="string" calcext:value-type="string">
            <text:p>X</text:p>
          </table:table-cell>
          <table:table-cell table:number-columns-repeated="2"/>
          <table:table-cell table:style-name="ce36" table:number-columns-repeated="2"/>
          <table:table-cell table:number-columns-repeated="2"/>
        </table:table-row>
        <table:table-row table:style-name="ro2">
          <table:table-cell/>
          <table:table-cell table:style-name="ce28" office:value-type="string" calcext:value-type="string" table:number-columns-spanned="3" table:number-rows-spanned="1">
            <text:p>Creación base de la aplicación (cliente-android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7"/>
          <table:table-cell office:value-type="string" calcext:value-type="string">
            <text:p>X</text:p>
          </table:table-cell>
          <table:table-cell table:number-columns-repeated="2"/>
          <table:table-cell table:style-name="ce36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registro escuel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6"/>
          <table:table-cell office:value-type="string" calcext:value-type="string">
            <text:p>X</text:p>
          </table:table-cell>
          <table:table-cell table:style-name="ce37" table:number-columns-repeated="2"/>
          <table:table-cell table:style-name="ce36" table:number-columns-repeated="2"/>
          <table:table-cell/>
          <table:table-cell table:style-name="ce38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registro escuel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6"/>
          <table:table-cell table:number-columns-repeated="2" office:value-type="string" calcext:value-type="string">
            <text:p>X</text:p>
          </table:table-cell>
          <table:table-cell/>
          <table:table-cell table:style-name="ce3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registro usuari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/>
          <table:table-cell/>
          <table:table-cell table:style-name="ce36"/>
          <table:table-cell table:number-columns-repeated="3"/>
          <table:table-cell table:style-name="ce37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registro usuari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/>
          <table:table-cell/>
          <table:table-cell table:style-name="ce36"/>
          <table:table-cell table:number-columns-repeated="3"/>
          <table:table-cell table:style-name="ce36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login escuel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6"/>
          <table:table-cell office:value-type="string" calcext:value-type="string">
            <text:p>X</text:p>
          </table:table-cell>
          <table:table-cell table:number-columns-repeated="2"/>
          <table:table-cell table:style-name="ce36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login escuel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6"/>
          <table:table-cell table:number-columns-repeated="2" office:value-type="string" calcext:value-type="string">
            <text:p>X</text:p>
          </table:table-cell>
          <table:table-cell/>
          <table:table-cell table:style-name="ce36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principal escuel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6"/>
          <table:table-cell table:number-columns-repeated="3"/>
          <table:table-cell table:style-name="ce36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login usuario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/>
          <table:table-cell/>
          <table:table-cell table:style-name="ce36"/>
          <table:table-cell office:value-type="string" calcext:value-type="string">
            <text:p>X</text:p>
          </table:table-cell>
          <table:table-cell table:number-columns-repeated="2"/>
          <table:table-cell table:style-name="ce36"/>
          <table:table-cell table:style-name="ce3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login usuari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/>
          <table:table-cell table:style-name="ce13" table:number-columns-repeated="5"/>
          <table:table-cell table:style-name="ce9"/>
          <table:table-cell table:style-name="ce9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principal usuari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/>
          <table:table-cell table:style-name="ce13" table:number-columns-repeated="7"/>
          <table:table-cell table:number-columns-repeated="2"/>
        </table:table-row>
      </table:table>
      <table:table table:name="Sprint 3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13"/>
        <table:table-column table:style-name="co1" table:number-columns-repeated="16" table:default-cell-style-name="Default"/>
        <table:table-row table:style-name="ro1">
          <table:table-cell table:style-name="ce3" office:value-type="string" calcext:value-type="string" table:number-columns-spanned="3" table:number-rows-spanned="2">
            <text:p>SPRINT 3</text:p>
          </table:table-cell>
          <table:covered-table-cell table:style-name="ce13"/>
          <table:covered-table-cell/>
          <table:table-cell table:style-name="ce5" office:value-type="date" office:date-value="2017-04-24" calcext:value-type="date" table:number-columns-spanned="2" table:number-rows-spanned="2">
            <text:p>24/04/17</text:p>
          </table:table-cell>
          <table:covered-table-cell table:style-name="ce13"/>
          <table:table-cell table:number-columns-repeated="15"/>
        </table:table-row>
        <table:table-row table:style-name="ro1">
          <table:covered-table-cell table:number-columns-repeated="2" table:style-name="ce13"/>
          <table:covered-table-cell table:number-columns-repeated="2"/>
          <table:covered-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ce12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3" table:number-rows-spanned="2">
            <text:p>HISTORIAS A REALIZAR</text:p>
          </table:table-cell>
          <table:covered-table-cell table:number-columns-repeated="2"/>
          <table:table-cell table:style-name="ce6" office:value-type="string" calcext:value-type="string">
            <text:p>Duración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style-name="ce6" office:value-type="string" calcext:value-type="string">
            <text:p>Inicio</text:p>
          </table:table-cell>
          <table:table-cell table:style-name="ce7" office:value-type="date" office:date-value="2017-04-24" calcext:value-type="date">
            <text:p>24/04/17</text:p>
          </table:table-cell>
          <table:table-cell table:number-columns-repeated="1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42" office:value-type="string" calcext:value-type="string" table:number-columns-spanned="3" table:number-rows-spanned="1">
            <text:p>Registro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42" office:value-type="string" calcext:value-type="string" table:number-columns-spanned="3" table:number-rows-spanned="1">
            <text:p>Inicio de sesión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73" office:value-type="string" calcext:value-type="string" table:number-columns-spanned="3" table:number-rows-spanned="1">
            <text:p>Configuración del perfil – Escritorio</text:p>
          </table:table-cell>
          <table:covered-table-cell table:number-columns-repeated="2" table:style-name="ce78"/>
          <table:table-cell table:number-columns-repeated="16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73" office:value-type="string" calcext:value-type="string" table:number-columns-spanned="3" table:number-rows-spanned="1">
            <text:p>Configuración del perfil – APP</text:p>
          </table:table-cell>
          <table:covered-table-cell table:style-name="ce79"/>
          <table:covered-table-cell table:style-name="ce78"/>
          <table:table-cell table:number-columns-repeated="16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42" office:value-type="string" calcext:value-type="string" table:number-columns-spanned="3" table:number-rows-spanned="1">
            <text:p>Mapa escuelas – APP</text:p>
          </table:table-cell>
          <table:covered-table-cell table:number-columns-repeated="2"/>
          <table:table-cell table:number-columns-repeated="16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45" office:value-type="string" calcext:value-type="string" table:number-columns-spanned="3" table:number-rows-spanned="1">
            <text:p>Seguir escuelas – APP</text:p>
          </table:table-cell>
          <table:covered-table-cell table:number-columns-repeated="2" table:style-name="ce56"/>
          <table:table-cell table:number-columns-repeated="1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45" office:value-type="string" calcext:value-type="string" table:number-columns-spanned="3" table:number-rows-spanned="1">
            <text:p>Mis escuelas – APP</text:p>
          </table:table-cell>
          <table:covered-table-cell table:number-columns-repeated="2" table:style-name="ce56"/>
          <table:table-cell table:number-columns-repeated="16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45" office:value-type="string" calcext:value-type="string" table:number-columns-spanned="3" table:number-rows-spanned="1">
            <text:p>Posibilidad de surfear – Escritorio</text:p>
          </table:table-cell>
          <table:covered-table-cell table:number-columns-repeated="2" table:style-name="ce56"/>
          <table:table-cell table:number-columns-repeated="16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45" office:value-type="string" calcext:value-type="string" table:number-columns-spanned="3" table:number-rows-spanned="1">
            <text:p>Posibilidad de surfear – APP</text:p>
          </table:table-cell>
          <table:covered-table-cell table:number-columns-repeated="2" table:style-name="ce56"/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8" office:value-type="date" office:date-value="2017-04-24" calcext:value-type="date">
            <text:p>24/04/17</text:p>
          </table:table-cell>
          <table:table-cell table:style-name="ce8" office:value-type="date" office:date-value="2017-04-25" calcext:value-type="date">
            <text:p>25/04/17</text:p>
          </table:table-cell>
          <table:table-cell table:style-name="ce8" office:value-type="date" office:date-value="2017-04-26" calcext:value-type="date">
            <text:p>26/04/17</text:p>
          </table:table-cell>
          <table:table-cell table:style-name="ce8" office:value-type="date" office:date-value="2017-04-27" calcext:value-type="date">
            <text:p>27/04/17</text:p>
          </table:table-cell>
          <table:table-cell table:style-name="ce8" office:value-type="date" office:date-value="2017-04-28" calcext:value-type="date">
            <text:p>28/04/17</text:p>
          </table:table-cell>
          <table:table-cell table:style-name="ce8" office:value-type="date" office:date-value="2017-04-29" calcext:value-type="date">
            <text:p>29/04/17</text:p>
          </table:table-cell>
          <table:table-cell table:style-name="ce8" office:value-type="date" office:date-value="2017-04-30" calcext:value-type="date">
            <text:p>30/04/17</text:p>
          </table:table-cell>
          <table:table-cell table:style-name="ce8" office:value-type="date" office:date-value="2017-05-01" calcext:value-type="date">
            <text:p>01/05/17</text:p>
          </table:table-cell>
          <table:table-cell table:style-name="ce8" office:value-type="date" office:date-value="2017-05-02" calcext:value-type="date">
            <text:p>02/05/17</text:p>
          </table:table-cell>
          <table:table-cell table:style-name="ce8" office:value-type="date" office:date-value="2017-05-03" calcext:value-type="date">
            <text:p>03/05/17</text:p>
          </table:table-cell>
          <table:table-cell table:style-name="ce8" office:value-type="date" office:date-value="2017-05-04" calcext:value-type="date">
            <text:p>04/05/17</text:p>
          </table:table-cell>
          <table:table-cell table:style-name="ce8" office:value-type="date" office:date-value="2017-05-05" calcext:value-type="date">
            <text:p>05/05/17</text:p>
          </table:table-cell>
          <table:table-cell table:style-name="ce8" office:value-type="date" office:date-value="2017-05-06" calcext:value-type="date">
            <text:p>06/05/17</text:p>
          </table:table-cell>
          <table:table-cell table:style-name="ce8" office:value-type="date" office:date-value="2017-05-07" calcext:value-type="date">
            <text:p>07/05/1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style-name="ce3" office:value-type="string" calcext:value-type="string" table:number-columns-spanned="14" table:number-rows-spanned="1">
            <text:p>REALIZACIÓN</text:p>
          </table:table-cell>
          <table:covered-table-cell table:number-columns-repeated="6" table:style-name="ce4"/>
          <table:covered-table-cell table:style-name="ce3" office:value-type="string" calcext:value-type="string">
            <text:p>REALIZACIÓN</text:p>
          </table:covered-table-cell>
          <table:covered-table-cell table:number-columns-repeated="6" table:style-name="ce4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registro usuario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3"/>
          <table:table-cell table:style-name="ce37" table:number-columns-repeated="2"/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3"/>
          <table:table-cell table:style-name="ce37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registro usuario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login usuario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ce9" office:value-type="string" calcext:value-type="string">
            <text:p>X</text:p>
          </table:table-cell>
          <table:table-cell table:style-name="ce9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principal usuario</text:p>
          </table:table-cell>
          <table:covered-table-cell table:number-columns-repeated="2"/>
          <table:table-cell table:style-name="ce59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configuración perfil usuario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PENDIENTE</text:p>
          </table:table-cell>
          <table:covered-table-cell table:style-name="ce13"/>
          <table:table-cell table:style-name="ce9" table:number-columns-repeated="14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configuración perfil usuario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PENDIENTE</text:p>
          </table:table-cell>
          <table:covered-table-cell table:style-name="ce13"/>
          <table:table-cell table:style-name="ce9" table:number-columns-repeated="14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configuración perfil escuela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10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configuración perfil escuela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10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mapa escuelas (app)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4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mapa escuelas (app)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4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seguir escuela </text:p>
          </table:table-cell>
          <table:covered-table-cell table:number-columns-repeated="2"/>
          <table:table-cell table:style-name="ce41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13" table:number-columns-repeated="10"/>
          <table:table-cell table:style-name="ce9" office:value-type="string" calcext:value-type="string">
            <text:p>X</text:p>
          </table:table-cell>
          <table:table-cell table:style-name="ce13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Adapter y listView mis escuelas</text:p>
          </table:table-cell>
          <table:covered-table-cell table:number-columns-repeated="2"/>
          <table:table-cell table:style-name="ce41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13" table:number-columns-repeated="10"/>
          <table:table-cell table:style-name="ce9" office:value-type="string" calcext:value-type="string">
            <text:p>X</text:p>
          </table:table-cell>
          <table:table-cell table:style-name="ce13" table:number-columns-repeated="3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activity mis escuelas</text:p>
          </table:table-cell>
          <table:covered-table-cell table:number-columns-repeated="2"/>
          <table:table-cell table:style-name="ce41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13" table:number-columns-repeated="10"/>
          <table:table-cell table:style-name="ce9" office:value-type="string" calcext:value-type="string">
            <text:p>X</text:p>
          </table:table-cell>
          <table:table-cell table:style-name="ce13" table:number-columns-repeated="3"/>
        </table:table-row>
        <table:table-row table:style-name="ro3">
          <table:table-cell/>
          <table:table-cell table:style-name="ce28" office:value-type="string" calcext:value-type="string" table:number-columns-spanned="3" table:number-rows-spanned="1">
            <text:p>Poder determinar si se puede surfear en Escritorio</text:p>
          </table:table-cell>
          <table:covered-table-cell table:number-columns-repeated="2"/>
          <table:table-cell table:style-name="ce41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13"/>
          <table:table-cell table:number-columns-repeated="2" table:style-name="ce9" office:value-type="string" calcext:value-type="string">
            <text:p>X</text:p>
          </table:table-cell>
          <table:table-cell table:style-name="ce13" table:number-columns-repeated="7"/>
          <table:table-cell table:style-name="ce9" office:value-type="string" calcext:value-type="string">
            <text:p>X</text:p>
          </table:table-cell>
          <table:table-cell table:style-name="ce13" table:number-columns-repeated="3"/>
        </table:table-row>
        <table:table-row table:style-name="ro4">
          <table:table-cell/>
          <table:table-cell table:style-name="ce28" office:value-type="string" calcext:value-type="string" table:number-columns-spanned="3" table:number-rows-spanned="1">
            <text:p>Posibilidad de surfear – APP (Si se actualiza en escritorio se actualiza en APP)</text:p>
          </table:table-cell>
          <table:covered-table-cell table:number-columns-repeated="2"/>
          <table:table-cell table:style-name="ce41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13" table:number-columns-repeated="10"/>
          <table:table-cell table:style-name="ce9" office:value-type="string" calcext:value-type="string">
            <text:p>X</text:p>
          </table:table-cell>
          <table:table-cell table:style-name="ce13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/>
          <table:table-cell table:style-name="ce47" office:value-type="string" calcext:value-type="string" table:number-columns-spanned="3" table:number-rows-spanned="1">
            <text:p>TAREAS EXTERNAS REALIZADAS</text:p>
          </table:table-cell>
          <table:covered-table-cell table:number-columns-repeated="2" table:style-name="Default"/>
          <table:table-cell table:number-columns-repeated="16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terfaz alquiler surf escuela</text:p>
          </table:table-cell>
          <table:covered-table-cell table:number-columns-repeated="2" table:style-name="ce50"/>
          <table:table-cell table:style-name="ce52" office:value-type="string" calcext:value-type="string" table:number-columns-spanned="2" table:number-rows-spanned="1">
            <text:p>FINALIZADO</text:p>
          </table:table-cell>
          <table:covered-table-cell table:style-name="ce50"/>
          <table:table-cell table:style-name="ce53" table:number-columns-repeated="8"/>
          <table:table-cell table:style-name="ce53" office:value-type="string" calcext:value-type="string">
            <text:p>X</text:p>
          </table:table-cell>
          <table:table-cell table:style-name="ce53" table:number-columns-repeated="5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Interfaz alquiler kayak escuela</text:p>
          </table:table-cell>
          <table:covered-table-cell table:number-columns-repeated="2" table:style-name="ce50"/>
          <table:table-cell table:style-name="ce52" office:value-type="string" calcext:value-type="string" table:number-columns-spanned="2" table:number-rows-spanned="1">
            <text:p>FINALIZADO</text:p>
          </table:table-cell>
          <table:covered-table-cell table:style-name="ce50"/>
          <table:table-cell table:style-name="ce53" table:number-columns-repeated="8"/>
          <table:table-cell table:style-name="ce53" office:value-type="string" calcext:value-type="string">
            <text:p>X</text:p>
          </table:table-cell>
          <table:table-cell table:style-name="ce53" table:number-columns-repeated="5"/>
        </table:table-row>
        <table:table-row table:style-name="ro1">
          <table:table-cell/>
          <table:table-cell table:style-name="ce49" table:number-columns-spanned="3" table:number-rows-spanned="1"/>
          <table:covered-table-cell table:number-columns-repeated="2" table:style-name="Default"/>
          <table:table-cell table:number-columns-repeated="16"/>
        </table:table-row>
        <table:table-row table:style-name="ro1">
          <table:table-cell/>
          <table:table-cell table:style-name="ce49" table:number-columns-spanned="3" table:number-rows-spanned="1"/>
          <table:covered-table-cell table:number-columns-repeated="2" table:style-name="Default"/>
          <table:table-cell table:number-columns-repeated="16"/>
        </table:table-row>
        <calcext:conditional-formats>
          <calcext:conditional-format calcext:target-range-address="'Sprint 3'.E18:'Sprint 3'.E27">
            <calcext:condition calcext:apply-style-name="Sin título1" calcext:value="=&quot;FINALIZADO&quot;" calcext:base-cell-address="'Sprint 3'.E18"/>
            <calcext:condition calcext:apply-style-name="Sin título2" calcext:value="=&quot;PENDIENTE&quot;" calcext:base-cell-address="'Sprint 3'.E18"/>
          </calcext:conditional-format>
          <calcext:conditional-format calcext:target-range-address="'Sprint 3'.E35:'Sprint 3'.E36">
            <calcext:condition calcext:apply-style-name="Sin título1" calcext:value="=&quot;FINALIZADO&quot;" calcext:base-cell-address="'Sprint 3'.E35"/>
            <calcext:condition calcext:apply-style-name="Sin título2" calcext:value="=&quot;PENDIENTE&quot;" calcext:base-cell-address="'Sprint 3'.E35"/>
          </calcext:conditional-format>
        </calcext:conditional-formats>
      </table:table>
      <table:table table:name="Sprint 4" table:style-name="ta1">
        <table:table-column table:style-name="co1" table:default-cell-style-name="Default"/>
        <table:table-column table:style-name="co1" table:default-cell-style-name="ce15"/>
        <table:table-column table:style-name="co1" table:number-columns-repeated="2" table:default-cell-style-name="ce13"/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 table:number-columns-spanned="3" table:number-rows-spanned="2">
            <text:p>SPRINT 4</text:p>
          </table:table-cell>
          <table:covered-table-cell table:style-name="ce13"/>
          <table:covered-table-cell/>
          <table:table-cell table:style-name="ce5" office:value-type="date" office:date-value="2017-05-08" calcext:value-type="date" table:number-columns-spanned="2" table:number-rows-spanned="2">
            <text:p>08/05/17</text:p>
          </table:table-cell>
          <table:covered-table-cell table:style-name="ce13"/>
          <table:table-cell table:number-columns-repeated="8"/>
        </table:table-row>
        <table:table-row table:style-name="ro1">
          <table:covered-table-cell table:number-columns-repeated="2" table:style-name="ce13"/>
          <table:covered-table-cell table:number-columns-repeated="2"/>
          <table:covered-table-cell table:style-name="ce13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3" table:number-rows-spanned="2">
            <text:p>HISTORIAS A REALIZAR</text:p>
          </table:table-cell>
          <table:covered-table-cell table:number-columns-repeated="2"/>
          <table:table-cell table:style-name="ce6" office:value-type="string" calcext:value-type="string">
            <text:p>Duración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style-name="ce6" office:value-type="string" calcext:value-type="string">
            <text:p>Inicio</text:p>
          </table:table-cell>
          <table:table-cell table:style-name="ce7" office:value-type="date" office:date-value="2017-05-08" calcext:value-type="date">
            <text:p>08/05/17</text:p>
          </table:table-cell>
          <table:table-cell table:number-columns-repeated="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65" office:value-type="string" calcext:value-type="string" table:number-columns-spanned="3" table:number-rows-spanned="1">
            <text:p>Configuracion perfil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65" office:value-type="string" calcext:value-type="string" table:number-columns-spanned="3" table:number-rows-spanned="1">
            <text:p>Alquiler de kayaks – Escritoria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office:value-type="string" calcext:value-type="string" table:number-columns-spanned="3" table:number-rows-spanned="1">
            <text:p>Alquiler de kayaks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Alquiler de tablas de surf – Escritor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office:value-type="string" calcext:value-type="string" table:number-columns-spanned="3" table:number-rows-spanned="1">
            <text:p>Alquiler de tabas de surf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8" office:value-type="date" office:date-value="2017-05-08" calcext:value-type="date">
            <text:p>08/05/17</text:p>
          </table:table-cell>
          <table:table-cell table:style-name="ce8" office:value-type="date" office:date-value="0017-05-07" calcext:value-type="date">
            <text:p>09/05/17</text:p>
          </table:table-cell>
          <table:table-cell table:style-name="ce8" office:value-type="date" office:date-value="2017-05-10" calcext:value-type="date">
            <text:p>10/05/17</text:p>
          </table:table-cell>
          <table:table-cell table:style-name="ce8" office:value-type="date" office:date-value="2017-05-11" calcext:value-type="date">
            <text:p>11/05/17</text:p>
          </table:table-cell>
          <table:table-cell table:style-name="ce8" office:value-type="date" office:date-value="2017-05-12" calcext:value-type="date">
            <text:p>12/05/17</text:p>
          </table:table-cell>
          <table:table-cell table:style-name="ce8" office:value-type="date" office:date-value="2017-05-13" calcext:value-type="date">
            <text:p>13/05/17</text:p>
          </table:table-cell>
          <table:table-cell table:style-name="ce8" office:value-type="date" office:date-value="2017-05-14" calcext:value-type="date">
            <text:p>14/05/1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style-name="ce3" office:value-type="string" calcext:value-type="string" table:number-columns-spanned="7" table:number-rows-spanned="1">
            <text:p>REALIZACIÓN</text:p>
          </table:table-cell>
          <table:covered-table-cell table:number-columns-repeated="6" table:style-name="ce4"/>
        </table:table-row>
        <table:table-row table:style-name="ro1">
          <table:table-cell/>
          <table:table-cell office:value-type="string" calcext:value-type="string" table:number-columns-spanned="3" table:number-rows-spanned="1">
            <text:p>Configuración del perfil usuario – APP</text:p>
          </table:table-cell>
          <table:covered-table-cell table:number-columns-repeated="2"/>
          <table:table-cell table:style-name="ce80" office:value-type="string" calcext:value-type="string" table:number-columns-spanned="2" table:number-rows-spanned="1">
            <text:p>PENDIENTE</text:p>
          </table:table-cell>
          <table:covered-table-cell table:style-name="ce70"/>
          <table:table-cell table:style-name="ce36"/>
          <table:table-cell table:style-name="ce37"/>
          <table:table-cell table:style-name="ce36" table:number-columns-repeated="5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Programación alquiler surf – Escritorio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FINALIZADO</text:p>
          </table:table-cell>
          <table:covered-table-cell table:style-name="ce70"/>
          <table:table-cell table:style-name="ce36"/>
          <table:table-cell table:style-name="ce37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alquiler kayak – Escritorio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FINALIZADO</text:p>
          </table:table-cell>
          <table:covered-table-cell table:style-name="ce70"/>
          <table:table-cell table:style-name="ce36"/>
          <table:table-cell table:style-name="ce37"/>
          <table:table-cell table:style-name="ce36"/>
          <table:table-cell table:style-name="ce36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36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Interfaz alquiler surf – APP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FINALIZADO</text:p>
          </table:table-cell>
          <table:covered-table-cell table:style-name="ce70"/>
          <table:table-cell table:style-name="ce36"/>
          <table:table-cell table:style-name="ce37"/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alquiler kayak – APP</text:p>
          </table:table-cell>
          <table:covered-table-cell table:number-columns-repeated="2"/>
          <table:table-cell table:style-name="ce69" office:value-type="string" calcext:value-type="string" table:number-columns-spanned="2" table:number-rows-spanned="1">
            <text:p>FINALIZADO</text:p>
          </table:table-cell>
          <table:covered-table-cell table:style-name="ce70"/>
          <table:table-cell table:style-name="ce36" table:number-columns-repeated="3"/>
          <table:table-cell table:style-name="ce37" table:number-columns-repeated="2"/>
          <table:table-cell table:style-name="ce36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alquiler kayak – APP</text:p>
          </table:table-cell>
          <table:covered-table-cell table:number-columns-repeated="2"/>
          <table:table-cell table:style-name="ce80" office:value-type="string" calcext:value-type="string" table:number-columns-spanned="2" table:number-rows-spanned="1">
            <text:p>FINALIZADO</text:p>
          </table:table-cell>
          <table:covered-table-cell table:style-name="ce70"/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37"/>
        </table:table-row>
        <table:table-row table:style-name="ro1">
          <table:table-cell/>
          <table:table-cell office:value-type="string" calcext:value-type="string" table:number-columns-spanned="3" table:number-rows-spanned="1">
            <text:p>Programación alquiler surf – APP</text:p>
          </table:table-cell>
          <table:covered-table-cell table:number-columns-repeated="2"/>
          <table:table-cell table:style-name="ce80" office:value-type="string" calcext:value-type="string" table:number-columns-spanned="2" table:number-rows-spanned="1">
            <text:p>PENDIENTE</text:p>
          </table:table-cell>
          <table:covered-table-cell table:style-name="ce71"/>
          <table:table-cell table:style-name="ce36" table:number-columns-repeated="5"/>
          <table:table-cell table:style-name="ce37" table:number-columns-repeated="2"/>
        </table:table-row>
        <table:table-row table:style-name="ro1">
          <table:table-cell/>
          <table:table-cell office:value-type="string" calcext:value-type="string" table:number-columns-spanned="3" table:number-rows-spanned="1">
            <text:p>Posibilidad cambio de IP – APP</text:p>
          </table:table-cell>
          <table:covered-table-cell table:number-columns-repeated="2"/>
          <table:table-cell table:style-name="ce80" office:value-type="string" calcext:value-type="string" table:number-columns-spanned="2" table:number-rows-spanned="1">
            <text:p>FINALIZADO</text:p>
          </table:table-cell>
          <table:covered-table-cell table:style-name="ce71"/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3" table:number-rows-spanned="1">
            <text:p>Posibilidad cambio de IP – Escritorio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ce72"/>
          <table:table-cell/>
          <table:table-cell table:style-name="ce74" office:value-type="string" calcext:value-type="string">
            <text:p>Velocidad:</text:p>
          </table:table-cell>
          <table:table-cell table:style-name="ce75" table:formula="of:=(13+13+8+10)/4" office:value-type="float" office:value="11" calcext:value-type="float">
            <text:p>11</text:p>
          </table:table-cell>
          <table:table-cell table:style-name="ce75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ce74" office:value-type="string" calcext:value-type="string">
            <text:p>Estimacion:</text:p>
          </table:table-cell>
          <table:table-cell table:style-name="ce75" table:formula="of:=ROUND((8+21+13+13+13+20+55+30)/[.L24];0)" office:value-type="float" office:value="16" calcext:value-type="float">
            <text:p>16</text:p>
          </table:table-cell>
          <table:table-cell table:style-name="ce75" office:value-type="string" calcext:value-type="string">
            <text:p><text:s/>dias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table:style-name="ce38"/>
          <table:table-cell table:number-columns-repeated="2"/>
        </table:table-row>
        <calcext:conditional-formats>
          <calcext:conditional-format calcext:target-range-address="'Sprint 4'.E14:'Sprint 4'.F21">
            <calcext:condition calcext:apply-style-name="Sin título3" calcext:value="=&quot;FINALIZADO&quot;" calcext:base-cell-address="'Sprint 4'.E14"/>
          </calcext:conditional-format>
        </calcext:conditional-formats>
      </table:table>
      <table:table table:name="Sprint 5" table:style-name="ta1"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3" table:number-rows-spanned="2">
            <text:p>HISTORIAS A REALIZAR</text:p>
          </table:table-cell>
          <table:covered-table-cell table:number-columns-repeated="2"/>
          <table:table-cell table:style-name="ce6" office:value-type="string" calcext:value-type="string">
            <text:p>Duración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style-name="ce6" office:value-type="string" calcext:value-type="string">
            <text:p>Inicio</text:p>
          </table:table-cell>
          <table:table-cell table:style-name="ce7" office:value-type="date" office:date-value="2017-05-15" calcext:value-type="date">
            <text:p>15/05/17</text:p>
          </table:table-cell>
          <table:table-cell table:number-columns-repeated="7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42" office:value-type="string" calcext:value-type="string" table:number-columns-spanned="3" table:number-rows-spanned="1">
            <text:p>Configuracion perfil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42" office:value-type="string" calcext:value-type="string" table:number-columns-spanned="3" table:number-rows-spanned="1">
            <text:p>Alquiler de tablas de surf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0" office:value-type="string" calcext:value-type="string" table:number-columns-spanned="3" table:number-rows-spanned="1">
            <text:p>Creación de excursiones – Escritor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 table:number-columns-spanned="3" table:number-rows-spanned="1">
            <text:p>Apuntarse a una excursión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42" office:value-type="string" calcext:value-type="string" table:number-columns-spanned="3" table:number-rows-spanned="1">
            <text:p>Crear clase colectiva – Escritor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84" office:value-type="string" calcext:value-type="string" table:number-columns-spanned="3" table:number-rows-spanned="1">
            <text:p>Crear clase individual – Escritor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8" office:value-type="date" office:date-value="2017-05-15" calcext:value-type="date">
            <text:p>15/05/17</text:p>
          </table:table-cell>
          <table:table-cell table:style-name="ce8" office:value-type="date" office:date-value="0017-05-14" calcext:value-type="date">
            <text:p>16/05/17</text:p>
          </table:table-cell>
          <table:table-cell table:style-name="ce8" office:value-type="date" office:date-value="2017-05-17" calcext:value-type="date">
            <text:p>17/05/17</text:p>
          </table:table-cell>
          <table:table-cell table:style-name="ce8" office:value-type="date" office:date-value="2017-05-18" calcext:value-type="date">
            <text:p>18/05/17</text:p>
          </table:table-cell>
          <table:table-cell table:style-name="ce8" office:value-type="date" office:date-value="2017-05-19" calcext:value-type="date">
            <text:p>19/05/17</text:p>
          </table:table-cell>
          <table:table-cell table:style-name="ce8" office:value-type="date" office:date-value="2017-05-20" calcext:value-type="date">
            <text:p>20/05/17</text:p>
          </table:table-cell>
          <table:table-cell table:style-name="ce8" office:value-type="date" office:date-value="2017-05-21" calcext:value-type="date">
            <text:p>21/05/1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style-name="ce3" office:value-type="string" calcext:value-type="string" table:number-columns-spanned="7" table:number-rows-spanned="1">
            <text:p>REALIZACIÓN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Configuración del perfil usuario – APP</text:p>
          </table:table-cell>
          <table:covered-table-cell table:number-columns-repeated="2"/>
          <table:table-cell table:style-name="ce89" office:value-type="string" calcext:value-type="string" table:number-columns-spanned="2" table:number-rows-spanned="1">
            <text:p>FINALIZADO</text:p>
          </table:table-cell>
          <table:covered-table-cell table:style-name="ce93"/>
          <table:table-cell table:style-name="ce36"/>
          <table:table-cell table:style-name="ce37"/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Programación alquiler surf – APP</text:p>
          </table:table-cell>
          <table:covered-table-cell table:number-columns-repeated="2"/>
          <table:table-cell table:style-name="ce90" office:value-type="string" calcext:value-type="string" table:number-columns-spanned="2" table:number-rows-spanned="1">
            <text:p>FINALIZADO</text:p>
          </table:table-cell>
          <table:covered-table-cell table:style-name="ce93"/>
          <table:table-cell table:style-name="ce36"/>
          <table:table-cell table:style-name="ce37"/>
          <table:table-cell table:style-name="ce36" table:number-columns-repeated="3"/>
          <table:table-cell table:style-name="ce36" office:value-type="string" calcext:value-type="string">
            <text:p>X</text:p>
          </table:table-cell>
          <table:table-cell table:style-name="ce36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Interfaz creación excursiones – Escritorio</text:p>
          </table:table-cell>
          <table:covered-table-cell table:number-columns-repeated="2"/>
          <table:table-cell table:style-name="ce90" office:value-type="string" calcext:value-type="string" table:number-columns-spanned="2" table:number-rows-spanned="1">
            <text:p>FINALIZADO</text:p>
          </table:table-cell>
          <table:covered-table-cell table:style-name="ce93"/>
          <table:table-cell table:style-name="ce36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36" table:number-columns-repeated="5"/>
        </table:table-row>
        <table:table-row table:style-name="ro5">
          <table:table-cell/>
          <table:table-cell table:style-name="ce28" office:value-type="string" calcext:value-type="string" table:number-columns-spanned="3" table:number-rows-spanned="1">
            <text:p>Programación creación excursiones – Escritorio</text:p>
          </table:table-cell>
          <table:covered-table-cell table:number-columns-repeated="2"/>
          <table:table-cell table:style-name="ce90" office:value-type="string" calcext:value-type="string" table:number-columns-spanned="2" table:number-rows-spanned="1">
            <text:p>FINALIZADO</text:p>
          </table:table-cell>
          <table:covered-table-cell table:style-name="ce93"/>
          <table:table-cell table:style-name="ce36"/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5">
          <table:table-cell/>
          <table:table-cell table:style-name="ce28" office:value-type="string" calcext:value-type="string" table:number-columns-spanned="3" table:number-rows-spanned="1">
            <text:p>Programación programar excursión – Escritorio</text:p>
          </table:table-cell>
          <table:covered-table-cell table:number-columns-repeated="2"/>
          <table:table-cell table:style-name="ce90" office:value-type="string" calcext:value-type="string" table:number-columns-spanned="2" table:number-rows-spanned="1">
            <text:p>FINALIZADO</text:p>
          </table:table-cell>
          <table:covered-table-cell table:style-name="ce93"/>
          <table:table-cell table:style-name="ce36"/>
          <table:table-cell table:style-name="ce37" office:value-type="string" calcext:value-type="string">
            <text:p>X</text:p>
          </table:table-cell>
          <table:table-cell table:style-name="ce36" table:number-columns-repeated="3"/>
          <table:table-cell table:style-name="ce36" office:value-type="string" calcext:value-type="string">
            <text:p>X</text:p>
          </table:table-cell>
          <table:table-cell table:style-name="ce36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Interfaz paneles excursiones – Escritorio</text:p>
          </table:table-cell>
          <table:covered-table-cell table:number-columns-repeated="2"/>
          <table:table-cell table:style-name="ce90" office:value-type="string" calcext:value-type="string" table:number-columns-spanned="2" table:number-rows-spanned="1">
            <text:p>FINALIZADO</text:p>
          </table:table-cell>
          <table:covered-table-cell table:style-name="ce93"/>
          <table:table-cell table:style-name="ce36" office:value-type="string" calcext:value-type="string">
            <text:p>X</text:p>
          </table:table-cell>
          <table:table-cell table:style-name="ce37"/>
          <table:table-cell table:style-name="ce36"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Interfaz excursiones – APP</text:p>
          </table:table-cell>
          <table:covered-table-cell table:number-columns-repeated="2"/>
          <table:table-cell table:style-name="ce90" office:value-type="string" calcext:value-type="string" table:number-columns-spanned="2" table:number-rows-spanned="1">
            <text:p>PENDIENTE</text:p>
          </table:table-cell>
          <table:covered-table-cell table:style-name="ce93"/>
          <table:table-cell table:style-name="ce36"/>
          <table:table-cell table:style-name="ce191"/>
          <table:table-cell table:style-name="ce36"/>
          <table:table-cell table:style-name="ce37" table:number-columns-repeated="2"/>
          <table:table-cell table:style-name="ce36" table:number-columns-repeated="2"/>
        </table:table-row>
        <table:table-row table:style-name="ro3">
          <table:table-cell/>
          <table:table-cell table:style-name="ce28" office:value-type="string" calcext:value-type="string" table:number-columns-spanned="3" table:number-rows-spanned="1">
            <text:p>Programación apuntarse excursiones – APP</text:p>
          </table:table-cell>
          <table:covered-table-cell table:number-columns-repeated="2"/>
          <table:table-cell table:style-name="ce89" office:value-type="string" calcext:value-type="string" table:number-columns-spanned="2" table:number-rows-spanned="1">
            <text:p>PENDIENTE</text:p>
          </table:table-cell>
          <table:covered-table-cell table:style-name="ce93"/>
          <table:table-cell table:style-name="ce36" table:number-columns-repeated="5"/>
          <table:table-cell table:style-name="ce37" table:number-columns-repeated="2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Interfaz clases individuales - <text:s/>Escritorio</text:p>
          </table:table-cell>
          <table:covered-table-cell table:number-columns-repeated="2"/>
          <table:table-cell table:style-name="ce89" office:value-type="string" calcext:value-type="string" table:number-columns-spanned="2" table:number-rows-spanned="1">
            <text:p>FINALIZADO</text:p>
          </table:table-cell>
          <table:covered-table-cell table:style-name="ce94"/>
          <table:table-cell table:style-name="ce36" table:number-columns-repeated="5"/>
          <table:table-cell table:style-name="ce37" office:value-type="string" calcext:value-type="string">
            <text:p>X</text:p>
          </table:table-cell>
          <table:table-cell table:style-name="ce37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Interfaz clases colectivas - <text:s/>Escritorio</text:p>
          </table:table-cell>
          <table:covered-table-cell table:number-columns-repeated="2"/>
          <table:table-cell table:style-name="ce92" office:value-type="string" calcext:value-type="string" table:number-columns-spanned="2" table:number-rows-spanned="1">
            <text:p>FINALIZADO</text:p>
          </table:table-cell>
          <table:covered-table-cell table:style-name="ce95"/>
          <table:table-cell table:style-name="ce36" table:number-columns-repeated="4"/>
          <table:table-cell table:style-name="ce36" office:value-type="string" calcext:value-type="string">
            <text:p>X</text:p>
          </table:table-cell>
          <table:table-cell table:style-name="ce37" table:number-columns-repeated="2"/>
        </table:table-row>
        <table:table-row table:style-name="ro5">
          <table:table-cell/>
          <table:table-cell table:style-name="ce28" office:value-type="string" calcext:value-type="string" table:number-columns-spanned="3" table:number-rows-spanned="1">
            <text:p>Programación clases colectivas – Escritorio</text:p>
          </table:table-cell>
          <table:covered-table-cell table:number-columns-repeated="2"/>
          <table:table-cell table:style-name="ce92" office:value-type="string" calcext:value-type="string" table:number-columns-spanned="2" table:number-rows-spanned="1">
            <text:p>FINALIZADO</text:p>
          </table:table-cell>
          <table:covered-table-cell table:style-name="ce95"/>
          <table:table-cell table:style-name="ce36" table:number-columns-repeated="6"/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38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38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74" office:value-type="string" calcext:value-type="string">
            <text:p>Velocidad:</text:p>
          </table:table-cell>
          <table:table-cell table:style-name="ce98" table:formula="of:=(['file:///C:/Users/pablo/Dropbox/PROYECTO/Pila%20Producto%2018-05.ods'#$Hoja1.G18]+['file:///C:/Users/pablo/Dropbox/PROYECTO/Pila%20Producto%2018-05.ods'#$Hoja1.G28]+['file:///C:/Users/pablo/Dropbox/PROYECTO/Pila%20Producto%2018-05.ods'#$Hoja1.G29]+['file:///C:/Users/pablo/Dropbox/PROYECTO/Pila%20Producto%2018-05.ods'#$Hoja1.G31]+7)/7" office:value-type="float" office:value="8.85714285714286" calcext:value-type="float" table:number-columns-spanned="2" table:number-rows-spanned="1">
            <text:p>8,86</text:p>
          </table:table-cell>
          <table:covered-table-cell table:style-name="ce7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ce74" office:value-type="string" calcext:value-type="string">
            <text:p>Estimacion:</text:p>
          </table:table-cell>
          <table:table-cell table:style-name="ce98" table:formula="of:=(['file:///C:/Users/pablo/Dropbox/PROYECTO/Pila%20Producto%2018-05.ods'#$Hoja1.G30]+['file:///C:/Users/pablo/Dropbox/PROYECTO/Pila%20Producto%2018-05.ods'#$Hoja1.G32]+['file:///C:/Users/pablo/Dropbox/PROYECTO/Pila%20Producto%2018-05.ods'#$Hoja1.G33]+['file:///C:/Users/pablo/Dropbox/PROYECTO/Pila%20Producto%2018-05.ods'#$Hoja1.G35]+['file:///C:/Users/pablo/Dropbox/PROYECTO/Pila%20Producto%2018-05.ods'#$Hoja1.G36]+20)/[.L26]" office:value-type="float" office:value="17.6129032258065" calcext:value-type="float">
            <text:p>17,61</text:p>
          </table:table-cell>
          <table:table-cell table:style-name="ce75" office:value-type="string" calcext:value-type="string">
            <text:p>días</text:p>
          </table:table-cell>
        </table:table-row>
        <calcext:conditional-formats>
          <calcext:conditional-format calcext:target-range-address="'Sprint 5'.E12:'Sprint 5'.F20">
            <calcext:condition calcext:apply-style-name="Sin título3" calcext:value="=&quot;FINALIZADO&quot;" calcext:base-cell-address="'Sprint 5'.E12"/>
            <calcext:condition calcext:apply-style-name="Sin título4" calcext:value="!=&quot;FINALIZADO&quot;" calcext:base-cell-address="'Sprint 5'.E12"/>
          </calcext:conditional-format>
          <calcext:conditional-format calcext:target-range-address="'Sprint 5'.E21:'Sprint 5'.F22">
            <calcext:condition calcext:apply-style-name="Sin título3" calcext:value="=&quot;FINALIZADO&quot;" calcext:base-cell-address="'Sprint 5'.E21"/>
            <calcext:condition calcext:apply-style-name="Sin título4" calcext:value="!=&quot;FINALIZADO&quot;" calcext:base-cell-address="'Sprint 5'.E21"/>
          </calcext:conditional-format>
        </calcext:conditional-formats>
      </table:table>
      <table:table table:name="Sprint 6" table:style-name="ta1" table:print="false">
        <table:table-column table:style-name="co1" table:default-cell-style-name="Default"/>
        <table:table-column table:style-name="co1" table:default-cell-style-name="ce28"/>
        <table:table-column table:style-name="co1" table:number-columns-repeated="2" table:default-cell-style-name="ce13"/>
        <table:table-column table:style-name="co1" table:default-cell-style-name="ce99"/>
        <table:table-column table:style-name="co1" table:number-columns-repeated="8" table:default-cell-style-name="Default"/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2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3" table:number-rows-spanned="2">
            <text:p>HISTORIAS A REALIZAR</text:p>
          </table:table-cell>
          <table:covered-table-cell table:number-columns-repeated="2"/>
          <table:table-cell table:style-name="ce6" office:value-type="string" calcext:value-type="string">
            <text:p>Duración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style-name="ce6" office:value-type="string" calcext:value-type="string">
            <text:p>Inicio</text:p>
          </table:table-cell>
          <table:table-cell table:style-name="ce7" office:value-type="date" office:date-value="2017-05-22" calcext:value-type="date">
            <text:p>22/05/17</text:p>
          </table:table-cell>
          <table:table-cell table:number-columns-repeated="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84" office:value-type="string" calcext:value-type="string" table:number-columns-spanned="3" table:number-rows-spanned="1">
            <text:p>Alquiler de tablas de surf – APP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 table:number-columns-spanned="3" table:number-rows-spanned="1">
            <text:p>Apuntarse a una excursión – APP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65" office:value-type="string" calcext:value-type="string" table:number-columns-spanned="3" table:number-rows-spanned="1">
            <text:p>Apuntarse a clase colectiva – APP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84" office:value-type="string" calcext:value-type="string" table:number-columns-spanned="3" table:number-rows-spanned="1">
            <text:p>Crear clase colectiva – Escritorio</text:p>
          </table:table-cell>
          <table:covered-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/>
          <table:table-cell table:style-name="ce8" office:value-type="date" office:date-value="2017-05-22" calcext:value-type="date">
            <text:p>22/05/17</text:p>
          </table:table-cell>
          <table:table-cell table:style-name="ce8" office:value-type="date" office:date-value="0017-05-21" calcext:value-type="date">
            <text:p>23/05/17</text:p>
          </table:table-cell>
          <table:table-cell table:style-name="ce8" office:value-type="date" office:date-value="2017-05-24" calcext:value-type="date">
            <text:p>24/05/17</text:p>
          </table:table-cell>
          <table:table-cell table:style-name="ce8" office:value-type="date" office:date-value="2017-05-25" calcext:value-type="date">
            <text:p>25/05/17</text:p>
          </table:table-cell>
          <table:table-cell table:style-name="ce8" office:value-type="date" office:date-value="2017-05-26" calcext:value-type="date">
            <text:p>26/05/17</text:p>
          </table:table-cell>
          <table:table-cell table:style-name="ce8" office:value-type="date" office:date-value="2017-05-27" calcext:value-type="date">
            <text:p>27/05/17</text:p>
          </table:table-cell>
          <table:table-cell table:style-name="ce8" office:value-type="date" office:date-value="2017-05-28" calcext:value-type="date">
            <text:p>28/05/1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style-name="ce3" office:value-type="string" calcext:value-type="string" table:number-columns-spanned="7" table:number-rows-spanned="1">
            <text:p>REALIZACIÓN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Mostrar alquileres realizados en la A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 table:style-name="ce100"/>
          <table:table-cell table:style-name="ce36" office:value-type="string" calcext:value-type="string">
            <text:p>X</text:p>
          </table:table-cell>
          <table:table-cell table:style-name="ce37"/>
          <table:table-cell table:number-columns-repeated="2" table:style-name="ce36" office:value-type="string" calcext:value-type="string">
            <text:p>X</text:p>
          </table:table-cell>
          <table:table-cell table:style-name="ce36" table:number-columns-repeated="3"/>
        </table:table-row>
        <table:table-row table:style-name="ro1">
          <table:table-cell/>
          <table:table-cell table:style-name="ce27" office:value-type="string" calcext:value-type="string" table:number-columns-spanned="3" table:number-rows-spanned="1">
            <text:p>Interfaz excursiones A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FINALIZADO</text:p>
          </table:table-cell>
          <table:covered-table-cell table:style-name="ce100"/>
          <table:table-cell table:style-name="ce36" office:value-type="string" calcext:value-type="string">
            <text:p>X</text:p>
          </table:table-cell>
          <table:table-cell table:style-name="ce37"/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Apuntarse a una excursión A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ENDIENTE</text:p>
          </table:table-cell>
          <table:covered-table-cell table:style-name="ce100"/>
          <table:table-cell table:style-name="ce36"/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3" table:number-rows-spanned="1">
            <text:p>Ver excursiones apuntadas A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ENDIENTE</text:p>
          </table:table-cell>
          <table:covered-table-cell table:style-name="ce100"/>
          <table:table-cell table:style-name="ce36"/>
          <table:table-cell table:style-name="ce37" office:value-type="string" calcext:value-type="string">
            <text:p>X</text:p>
          </table:table-cell>
          <table:table-cell table:style-name="ce36"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clases colectivas A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ENDIENTE</text:p>
          </table:table-cell>
          <table:covered-table-cell table:style-name="ce100"/>
          <table:table-cell table:style-name="ce36"/>
          <table:table-cell table:style-name="ce37"/>
          <table:table-cell table:style-name="ce36"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puntarse a clase colectiva – A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ENDIENTE</text:p>
          </table:table-cell>
          <table:covered-table-cell table:style-name="ce100"/>
          <table:table-cell table:style-name="ce36"/>
          <table:table-cell table:style-name="ce37"/>
          <table:table-cell table:style-name="ce36" table:number-columns-repeated="5"/>
        </table:table-row>
        <table:table-row table:style-name="ro5">
          <table:table-cell/>
          <table:table-cell office:value-type="string" calcext:value-type="string" table:number-columns-spanned="3" table:number-rows-spanned="1">
            <text:p>Ver clases colectivas en las que participas – A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ENDIENTE</text:p>
          </table:table-cell>
          <table:covered-table-cell table:style-name="ce100"/>
          <table:table-cell table:style-name="ce36"/>
          <table:table-cell table:style-name="ce191"/>
          <table:table-cell table:style-name="ce36"/>
          <table:table-cell table:style-name="ce37" table:number-columns-repeated="2"/>
          <table:table-cell table:style-name="ce36" table:number-columns-repeated="2"/>
        </table:table-row>
        <table:table-row table:style-name="ro5">
          <table:table-cell/>
          <table:table-cell office:value-type="string" calcext:value-type="string" table:number-columns-spanned="3" table:number-rows-spanned="1">
            <text:p>Ver participantes de las excursiones y clases colectivas – Escritorio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ENDIENTE</text:p>
          </table:table-cell>
          <table:covered-table-cell table:style-name="ce100"/>
          <table:table-cell table:style-name="ce36" table:number-columns-repeated="5"/>
          <table:table-cell table:style-name="ce37"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8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ce38"/>
          <table:table-cell table:number-columns-repeated="2"/>
        </table:table-row>
        <calcext:conditional-formats>
          <calcext:conditional-format calcext:target-range-address="'Sprint 6'.E10:'Sprint 6'.F17">
            <calcext:condition calcext:apply-style-name="Sin título3" calcext:value="=&quot;FINALIZADO&quot;" calcext:base-cell-address="'Sprint 6'.E10"/>
            <calcext:condition calcext:apply-style-name="Sin título4" calcext:value="!=&quot;FINALIZADO&quot;" calcext:base-cell-address="'Sprint 6'.E10"/>
          </calcext:conditional-format>
        </calcext:conditional-formats>
      </table:table>
      <table:table table:name="Sprint 7" table:style-name="ta1" table:print="false">
        <table:table-column table:style-name="co1" table:default-cell-style-name="Default"/>
        <table:table-column table:style-name="co1" table:default-cell-style-name="ce28"/>
        <table:table-column table:style-name="co1" table:number-columns-repeated="2" table:default-cell-style-name="ce13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1" table:number-rows-spanned="2">
            <text:p>ID</text:p>
          </table:table-cell>
          <table:table-cell table:style-name="ce3" office:value-type="string" calcext:value-type="string" table:number-columns-spanned="3" table:number-rows-spanned="2">
            <text:p>HISTORIAS A REALIZAR</text:p>
          </table:table-cell>
          <table:covered-table-cell table:number-columns-repeated="2"/>
          <table:table-cell table:style-name="ce6" office:value-type="string" calcext:value-type="string">
            <text:p>Duración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covered-table-cell table:style-name="ce13"/>
          <table:covered-table-cell table:number-columns-repeated="2"/>
          <table:table-cell table:style-name="ce6" office:value-type="string" calcext:value-type="string">
            <text:p>Inicio</text:p>
          </table:table-cell>
          <table:table-cell table:style-name="ce7" office:value-type="string" calcext:value-type="string">
            <text:p>29/05/2017</text:p>
          </table:table-cell>
          <table:table-cell table:number-columns-repeated="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84" office:value-type="string" calcext:value-type="string" table:number-columns-spanned="3" table:number-rows-spanned="1">
            <text:p>Alquiler de tablas de surf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42" office:value-type="string" calcext:value-type="string" table:number-columns-spanned="3" table:number-rows-spanned="1">
            <text:p>Apuntarse a una excursión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42" office:value-type="string" calcext:value-type="string" table:number-columns-spanned="3" table:number-rows-spanned="1">
            <text:p>Apuntarse a clase colectiva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42" office:value-type="string" calcext:value-type="string" table:number-columns-spanned="3" table:number-rows-spanned="1">
            <text:p>Crear clase colectiva – Escritor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65" office:value-type="string" calcext:value-type="string" table:number-columns-spanned="3" table:number-rows-spanned="1">
            <text:p>Apuntarse a clase individual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65" office:value-type="string" calcext:value-type="string" table:number-columns-spanned="3" table:number-rows-spanned="1">
            <text:p>Gestionar clase individual – Escritorio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/>
          <table:table-cell table:style-name="ce65" office:value-type="string" calcext:value-type="string" table:number-columns-spanned="3" table:number-rows-spanned="1">
            <text:p>Mensajes</text:p>
          </table:table-cell>
          <table:covered-table-cell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8" office:value-type="date" office:date-value="2017-05-29" calcext:value-type="date">
            <text:p>29/05/17</text:p>
          </table:table-cell>
          <table:table-cell table:style-name="ce8" office:value-type="date" office:date-value="0017-05-28" calcext:value-type="date">
            <text:p>30/05/17</text:p>
          </table:table-cell>
          <table:table-cell table:style-name="ce8" office:value-type="date" office:date-value="2017-05-31" calcext:value-type="date">
            <text:p>31/05/17</text:p>
          </table:table-cell>
          <table:table-cell table:style-name="ce8" office:value-type="date" office:date-value="2017-06-01" calcext:value-type="date">
            <text:p>01/06/17</text:p>
          </table:table-cell>
          <table:table-cell table:style-name="ce8" office:value-type="date" office:date-value="2017-06-02" calcext:value-type="date">
            <text:p>02/06/17</text:p>
          </table:table-cell>
          <table:table-cell table:style-name="ce8" office:value-type="date" office:date-value="2017-06-03" calcext:value-type="date">
            <text:p>03/06/17</text:p>
          </table:table-cell>
          <table:table-cell table:style-name="ce8" office:value-type="date" office:date-value="2017-06-04" calcext:value-type="date">
            <text:p>04/06/17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AREA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1">
            <text:p>ESTADO</text:p>
          </table:table-cell>
          <table:covered-table-cell table:style-name="ce4"/>
          <table:table-cell table:style-name="ce3" office:value-type="string" calcext:value-type="string" table:number-columns-spanned="7" table:number-rows-spanned="1">
            <text:p>REALIZACIÓN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Apuntarse a una excursión APP</text:p>
          </table:table-cell>
          <table:covered-table-cell table:number-columns-repeated="2"/>
          <table:table-cell table:style-name="ce102" office:value-type="string" calcext:value-type="string" table:number-columns-spanned="2" table:number-rows-spanned="1">
            <text:p>FINALIZADO</text:p>
          </table:table-cell>
          <table:covered-table-cell table:style-name="ce105"/>
          <table:table-cell table:style-name="ce36"/>
          <table:table-cell table:style-name="ce3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3">
          <table:table-cell/>
          <table:table-cell table:style-name="ce160" office:value-type="string" calcext:value-type="string" table:number-columns-spanned="3" table:number-rows-spanned="1">
            <text:p>Cancelar participación en excursión – APP</text:p>
          </table:table-cell>
          <table:covered-table-cell table:number-columns-repeated="2"/>
          <table:table-cell table:style-name="ce102" office:value-type="string" calcext:value-type="string" table:number-columns-spanned="2" table:number-rows-spanned="1">
            <text:p>FINALIZADO</text:p>
          </table:table-cell>
          <table:covered-table-cell table:style-name="ce105"/>
          <table:table-cell table:style-name="ce36"/>
          <table:table-cell table:style-name="ce37"/>
          <table:table-cell table:style-name="ce36"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Ver excursiones apuntadas APP</text:p>
          </table:table-cell>
          <table:covered-table-cell table:number-columns-repeated="2"/>
          <table:table-cell table:style-name="ce102" office:value-type="string" calcext:value-type="string" table:number-columns-spanned="2" table:number-rows-spanned="1">
            <text:p>FINALIZADO</text:p>
          </table:table-cell>
          <table:covered-table-cell table:style-name="ce105"/>
          <table:table-cell table:style-name="ce36"/>
          <table:table-cell table:style-name="ce37"/>
          <table:table-cell table:style-name="ce36" office:value-type="string" calcext:value-type="string">
            <text:p>X</text:p>
          </table:table-cell>
          <table:table-cell table:style-name="ce36" table:number-columns-repeated="4"/>
        </table:table-row>
        <table:table-row table:style-name="ro1">
          <table:table-cell/>
          <table:table-cell office:value-type="string" calcext:value-type="string" table:number-columns-spanned="3" table:number-rows-spanned="1">
            <text:p>Interfaz clases colectivas AP</text:p>
          </table:table-cell>
          <table:covered-table-cell table:number-columns-repeated="2"/>
          <table:table-cell table:style-name="ce102" office:value-type="string" calcext:value-type="string" table:number-columns-spanned="2" table:number-rows-spanned="1">
            <text:p>PENDIENTE</text:p>
          </table:table-cell>
          <table:covered-table-cell table:style-name="ce105"/>
          <table:table-cell table:style-name="ce36"/>
          <table:table-cell table:style-name="ce37"/>
          <table:table-cell table:style-name="ce36" table:number-columns-repeated="5"/>
        </table:table-row>
        <table:table-row table:style-name="ro1">
          <table:table-cell/>
          <table:table-cell office:value-type="string" calcext:value-type="string" table:number-columns-spanned="3" table:number-rows-spanned="1">
            <text:p>Apuntarse a clase colectiva – APP</text:p>
          </table:table-cell>
          <table:covered-table-cell table:number-columns-repeated="2"/>
          <table:table-cell table:style-name="ce102" office:value-type="string" calcext:value-type="string" table:number-columns-spanned="2" table:number-rows-spanned="1">
            <text:p>PENDIENTE</text:p>
          </table:table-cell>
          <table:covered-table-cell table:style-name="ce105"/>
          <table:table-cell table:style-name="ce36"/>
          <table:table-cell table:style-name="ce37"/>
          <table:table-cell table:style-name="ce36" table:number-columns-repeated="5"/>
        </table:table-row>
        <table:table-row table:style-name="ro3">
          <table:table-cell/>
          <table:table-cell office:value-type="string" calcext:value-type="string" table:number-columns-spanned="3" table:number-rows-spanned="1">
            <text:p>Ver clases colectivas en las que participas – APP</text:p>
          </table:table-cell>
          <table:covered-table-cell table:number-columns-repeated="2"/>
          <table:table-cell table:style-name="ce102" office:value-type="string" calcext:value-type="string" table:number-columns-spanned="2" table:number-rows-spanned="1">
            <text:p>PENDIENTE</text:p>
          </table:table-cell>
          <table:covered-table-cell table:style-name="ce105"/>
          <table:table-cell table:style-name="ce36"/>
          <table:table-cell table:style-name="ce191"/>
          <table:table-cell table:style-name="ce36"/>
          <table:table-cell table:style-name="ce37" table:number-columns-repeated="2"/>
          <table:table-cell table:style-name="ce36" table:number-columns-repeated="2"/>
        </table:table-row>
        <table:table-row table:style-name="ro5">
          <table:table-cell/>
          <table:table-cell office:value-type="string" calcext:value-type="string" table:number-columns-spanned="3" table:number-rows-spanned="1">
            <text:p>Ver participantes de las excursiones y clases colectivas – Escritorio</text:p>
          </table:table-cell>
          <table:covered-table-cell table:number-columns-repeated="2"/>
          <table:table-cell table:style-name="ce102" office:value-type="string" calcext:value-type="string" table:number-columns-spanned="2" table:number-rows-spanned="1">
            <text:p>FINALIZADO</text:p>
          </table:table-cell>
          <table:covered-table-cell table:style-name="ce105"/>
          <table:table-cell table:style-name="ce36"/>
          <table:table-cell table:style-name="ce36" office:value-type="string" calcext:value-type="string">
            <text:p>X</text:p>
          </table:table-cell>
          <table:table-cell table:style-name="ce36" table:number-columns-repeated="3"/>
          <table:table-cell table:style-name="ce37"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Interfaz clase individual – APP</text:p>
          </table:table-cell>
          <table:covered-table-cell table:number-columns-repeated="2"/>
          <table:table-cell table:style-name="ce103" office:value-type="string" calcext:value-type="string" table:number-columns-spanned="2" table:number-rows-spanned="1">
            <text:p>PENDIENTE</text:p>
          </table:table-cell>
          <table:covered-table-cell table:style-name="ce22"/>
          <table:table-cell table:style-name="ce13"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Programación clase individual – APP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 table:style-name="ce22"/>
          <table:table-cell table:style-name="ce13" table:number-columns-repeated="4"/>
          <table:table-cell table:style-name="ce134"/>
          <table:table-cell table:style-name="ce13"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Programación clase individual – Escritori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 table:style-name="ce22"/>
          <table:table-cell table:style-name="ce13" table:number-columns-repeated="7"/>
        </table:table-row>
        <table:table-row table:style-name="ro3">
          <table:table-cell/>
          <table:table-cell office:value-type="string" calcext:value-type="string" table:number-columns-spanned="3" table:number-rows-spanned="1">
            <text:p>Insertar mensajes al suspender una excursión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13" table:number-columns-repeated="7"/>
        </table:table-row>
        <calcext:conditional-formats>
          <calcext:conditional-format calcext:target-range-address="'Sprint 7'.E13:'Sprint 7'.F19">
            <calcext:condition calcext:apply-style-name="Sin título3" calcext:value="=&quot;FINALIZADO&quot;" calcext:base-cell-address="'Sprint 7'.E14"/>
            <calcext:condition calcext:apply-style-name="Sin título4" calcext:value="!=&quot;FINALIZADO&quot;" calcext:base-cell-address="'Sprint 7'.E14"/>
          </calcext:conditional-format>
        </calcext:conditional-formats>
      </table:table>
      <table:table table:name="Sprint 8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07" office:value-type="string" calcext:value-type="string" table:number-columns-spanned="1" table:number-rows-spanned="2">
            <text:p>ID</text:p>
          </table:table-cell>
          <table:table-cell table:style-name="ce109" office:value-type="string" calcext:value-type="string" table:number-columns-spanned="3" table:number-rows-spanned="2">
            <text:p>HISTORIAS A REALIZAR</text:p>
          </table:table-cell>
          <table:covered-table-cell table:number-columns-repeated="2" table:style-name="ce110"/>
          <table:table-cell table:style-name="ce112" office:value-type="string" calcext:value-type="string">
            <text:p>Duración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 table:style-name="ce108"/>
          <table:covered-table-cell table:number-columns-repeated="3" table:style-name="ce110"/>
          <table:table-cell table:style-name="ce112" office:value-type="string" calcext:value-type="string">
            <text:p>Inicio</text:p>
          </table:table-cell>
          <table:table-cell table:style-name="ce7" office:value-type="date" office:date-value="2017-06-05" calcext:value-type="date">
            <text:p>05/06/17</text:p>
          </table:table-cell>
          <table:table-cell table:number-columns-repeated="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42" office:value-type="string" calcext:value-type="string" table:number-columns-spanned="3" table:number-rows-spanned="1">
            <text:p>Alquiler de tablas de surf – APP</text:p>
          </table:table-cell>
          <table:covered-table-cell table:number-columns-repeated="2"/>
          <table:table-cell office:value-type="string" calcext:value-type="string">
            <text:p>- ver alquileres app</text:p>
          </table:table-cell>
          <table:table-cell table:number-columns-repeated="8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42" office:value-type="string" calcext:value-type="string" table:number-columns-spanned="3" table:number-rows-spanned="1">
            <text:p>Apuntarse a clase individual –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42" office:value-type="string" calcext:value-type="string" table:number-columns-spanned="3" table:number-rows-spanned="1">
            <text:p>Apuntarse a clase colectiva - APP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84" office:value-type="string" calcext:value-type="string" table:number-columns-spanned="3" table:number-rows-spanned="1">
            <text:p>Notificaciones de tiempo por actividad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42" office:value-type="string" calcext:value-type="string" table:number-columns-spanned="3" table:number-rows-spanned="1">
            <text:p>Sistemas mensajes escuela – cliente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8" office:value-type="date" office:date-value="2017-06-05" calcext:value-type="date">
            <text:p>05/06/17</text:p>
          </table:table-cell>
          <table:table-cell table:style-name="ce8" office:value-type="date" office:date-value="0017-06-04" calcext:value-type="date">
            <text:p>06/06/17</text:p>
          </table:table-cell>
          <table:table-cell table:style-name="ce8" office:value-type="date" office:date-value="2017-05-07" calcext:value-type="date">
            <text:p>07/05/17</text:p>
          </table:table-cell>
          <table:table-cell table:style-name="ce8" office:value-type="date" office:date-value="2017-06-08" calcext:value-type="date">
            <text:p>08/06/17</text:p>
          </table:table-cell>
          <table:table-cell table:style-name="ce8" office:value-type="date" office:date-value="2017-06-09" calcext:value-type="date">
            <text:p>09/06/17</text:p>
          </table:table-cell>
          <table:table-cell table:style-name="ce8" office:value-type="date" office:date-value="2017-06-10" calcext:value-type="date">
            <text:p>10/06/17</text:p>
          </table:table-cell>
          <table:table-cell table:style-name="ce8" office:value-type="date" office:date-value="2017-06-11" calcext:value-type="date">
            <text:p>11/06/17</text:p>
          </table:table-cell>
        </table:table-row>
        <table:table-row table:style-name="ro1">
          <table:table-cell/>
          <table:table-cell table:style-name="ce109" office:value-type="string" calcext:value-type="string" table:number-columns-spanned="3" table:number-rows-spanned="1">
            <text:p>TAREA</text:p>
          </table:table-cell>
          <table:covered-table-cell table:number-columns-repeated="2" table:style-name="ce111"/>
          <table:table-cell table:style-name="ce109" office:value-type="string" calcext:value-type="string" table:number-columns-spanned="2" table:number-rows-spanned="1">
            <text:p>ESTADO</text:p>
          </table:table-cell>
          <table:covered-table-cell table:style-name="ce111"/>
          <table:table-cell table:style-name="ce109" office:value-type="string" calcext:value-type="string" table:number-columns-spanned="7" table:number-rows-spanned="1">
            <text:p>REALIZACIÓN</text:p>
          </table:table-cell>
          <table:covered-table-cell table:number-columns-repeated="6" table:style-name="ce111"/>
        </table:table-row>
        <table:table-row table:style-name="ro5">
          <table:table-cell/>
          <table:table-cell table:style-name="ce28" office:value-type="string" calcext:value-type="string" table:number-columns-spanned="3" table:number-rows-spanned="1">
            <text:p>Ver clases colectivas en las que participas – APP</text:p>
          </table:table-cell>
          <table:covered-table-cell table:number-columns-repeated="2"/>
          <table:table-cell table:style-name="ce113" office:value-type="string" calcext:value-type="string" table:number-columns-spanned="2" table:number-rows-spanned="1">
            <text:p>FINALIZADO</text:p>
          </table:table-cell>
          <table:covered-table-cell table:style-name="ce117"/>
          <table:table-cell table:style-name="ce36"/>
          <table:table-cell table:style-name="ce191" office:value-type="string" calcext:value-type="string">
            <text:p>X</text:p>
          </table:table-cell>
          <table:table-cell table:style-name="ce36"/>
          <table:table-cell table:style-name="ce37" table:number-columns-repeated="2"/>
          <table:table-cell table:style-name="ce36"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Interfaz clase individual – APP</text:p>
          </table:table-cell>
          <table:covered-table-cell table:number-columns-repeated="2"/>
          <table:table-cell table:style-name="ce236" office:value-type="string" calcext:value-type="string" table:number-columns-spanned="2" table:number-rows-spanned="1">
            <text:p>FINALIZADO</text:p>
          </table:table-cell>
          <table:covered-table-cell table:style-name="ce22"/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Programación clase individual – APP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FINALIZADO</text:p>
          </table:table-cell>
          <table:covered-table-cell table:style-name="ce22"/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50"/>
          <table:table-cell table:style-name="ce13"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Programación clase individual – Escritorio</text:p>
          </table:table-cell>
          <table:covered-table-cell table:number-columns-repeated="2"/>
          <table:table-cell table:style-name="ce217" office:value-type="string" calcext:value-type="string" table:number-columns-spanned="2" table:number-rows-spanned="1">
            <text:p>FINALIZADO</text:p>
          </table:table-cell>
          <table:covered-table-cell table:style-name="ce22"/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Gestionar alquileres ya pedidos – APP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FINALIZADO</text:p>
          </table:table-cell>
          <table:covered-table-cell table:style-name="ce13"/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</table:table-row>
        <table:table-row table:style-name="ro3">
          <table:table-cell/>
          <table:table-cell table:style-name="ce28" office:value-type="string" calcext:value-type="string" table:number-columns-spanned="3" table:number-rows-spanned="1">
            <text:p>Obtener información API tiempo – Escritorio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FINALIZADO</text:p>
          </table:table-cell>
          <table:covered-table-cell table:style-name="ce22"/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</table:table-row>
        <table:table-row table:style-name="ro3">
          <table:table-cell/>
          <table:table-cell table:style-name="ce28" office:value-type="string" calcext:value-type="string" table:number-columns-spanned="3" table:number-rows-spanned="1">
            <text:p>Comparar información API con datos actividades- Escritorio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PENDIENTE</text:p>
          </table:table-cell>
          <table:covered-table-cell table:style-name="ce22"/>
          <table:table-cell table:style-name="ce13" table:number-columns-repeated="7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Interfaz mensajes – APP</text:p>
          </table:table-cell>
          <table:covered-table-cell table:number-columns-repeated="2"/>
          <table:table-cell table:style-name="ce42" office:value-type="string" calcext:value-type="string" table:number-columns-spanned="2" table:number-rows-spanned="1">
            <text:p>FINALIZADO</text:p>
          </table:table-cell>
          <table:covered-table-cell table:style-name="ce22"/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</table:table-row>
        <table:table-row table:style-name="ro1">
          <table:table-cell/>
          <table:table-cell table:style-name="ce15" office:value-type="string" calcext:value-type="string" table:number-columns-spanned="3" table:number-rows-spanned="1">
            <text:p>Programación mensajes – APP</text:p>
          </table:table-cell>
          <table:covered-table-cell table:number-columns-repeated="2"/>
          <table:table-cell table:style-name="ce195" office:value-type="string" calcext:value-type="string" table:number-columns-spanned="2" table:number-rows-spanned="1">
            <text:p>FINALIZADO</text:p>
          </table:table-cell>
          <table:covered-table-cell table:style-name="ce202"/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- Vuelta atrás de los activity <text:span text:style-name="T2">(</text:span>No definidos los precios<text:span text:style-name="T2">)</text:span></text:p>
          </table:table-cell>
          <table:table-cell table:number-columns-repeated="5"/>
          <table:table-cell table:style-name="ce119" office:value-type="string" calcext:value-type="string">
            <text:p>Velocidad:</text:p>
          </table:table-cell>
          <table:table-cell table:style-name="ce120" table:formula="of:=(5+['file:///C:/Users/pablo/Dropbox/PROYECTO/Pila%20Producto%2018-05.ods'#$Hoja1.G33]+['file:///C:/Users/pablo/Dropbox/PROYECTO/Pila%20Producto%2018-05.ods'#$Hoja1.G32]+20+20)/7" office:value-type="float" office:value="11.2857142857143" calcext:value-type="float">
            <text:p>11,2857142857143</text:p>
          </table:table-cell>
          <table:table-cell table:style-name="ce13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- Codigos de la API en la BD</text:p>
          </table:table-cell>
          <table:table-cell table:number-columns-repeated="5"/>
          <table:table-cell table:style-name="ce119" office:value-type="string" calcext:value-type="string">
            <text:p>Final:</text:p>
          </table:table-cell>
          <table:table-cell table:style-name="ce120" table:formula="of:=40/[.K23]" office:value-type="float" office:value="3.54430379746835" calcext:value-type="float">
            <text:p>3,54430379746835</text:p>
          </table:table-cell>
          <table:table-cell table:style-name="ce120" office:value-type="string" calcext:value-type="string">
            <text:p>dias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- Fichero init ip y puerto</text:p>
          </table:table-cell>
          <table:table-cell table:number-columns-repeated="9"/>
        </table:table-row>
        <calcext:conditional-formats>
          <calcext:conditional-format calcext:target-range-address="'Sprint 8'.E11:'Sprint 8'.F11">
            <calcext:condition calcext:apply-style-name="Sin título3" calcext:value="=&quot;FINALIZADO&quot;" calcext:base-cell-address="'Sprint 8'.E11"/>
            <calcext:condition calcext:apply-style-name="Sin título4" calcext:value="!=&quot;FINALIZADO&quot;" calcext:base-cell-address="'Sprint 8'.E11"/>
          </calcext:conditional-format>
        </calcext:conditional-formats>
      </table:table>
      <table:table table:name="'file:///C:/Users/pablo/Dropbox/PROYECTO/Pila%20Producto%2018-05.ods'#Hoja1" table:print="false" table:style-name="ta_extref">
        <table:table-source xlink:type="simple" xlink:href="../Pila%20Producto%2018-05.ods" table:table-name="Hoja1" table:mode="copy-results-only"/>
        <table:table-column table:number-columns-repeated="7"/>
        <table:table-row table:number-rows-repeated="27">
          <table:table-cell table:number-columns-repeated="7"/>
        </table:table-row>
        <table:table-row>
          <table:table-cell table:number-columns-repeated="6"/>
          <table:table-cell table:style-name="ce1" office:value-type="float" office:value="8">
            <text:p>8</text:p>
          </table:table-cell>
        </table:table-row>
        <table:table-row table:number-rows-repeated="3">
          <table:table-cell table:number-columns-repeated="7"/>
        </table:table-row>
        <table:table-row>
          <table:table-cell table:number-columns-repeated="6"/>
          <table:table-cell table:style-name="ce1" office:value-type="float" office:value="13">
            <text:p>13</text:p>
          </table:table-cell>
        </table:table-row>
        <table:table-row>
          <table:table-cell table:number-columns-repeated="6"/>
          <table:table-cell table:style-name="ce1" office:value-type="float" office:value="21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00ff00"/>
    </style:style>
    <style:style style:name="Sin_20_título2" style:display-name="Sin título2" style:family="table-cell" style:parent-style-name="Default">
      <style:table-cell-properties fo:background-color="#ff0000"/>
    </style:style>
    <style:style style:name="Sin_20_título3" style:display-name="Sin título3" style:family="table-cell" style:parent-style-name="Default">
      <style:table-cell-properties fo:background-color="#00ff00"/>
    </style:style>
    <style:style style:name="Sin_20_título4" style:display-name="Sin título4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08:37:53.6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14:15.186000000</meta:creation-date>
    <dc:date>2017-06-12T13:53:54.710000000</dc:date>
    <meta:editing-duration>PT15H44M7S</meta:editing-duration>
    <meta:editing-cycles>44</meta:editing-cycles>
    <meta:generator>LibreOffice/5.3.1.2$Windows_x86 LibreOffice_project/e80a0e0fd1875e1696614d24c32df0f95f03deb2</meta:generator>
    <meta:document-statistic meta:table-count="8" meta:cell-count="510" meta:object-count="0"/>
  </office:meta>
</office:document-meta>
</file>